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.401cm" fo:margin-left="0cm" table:align="left"/>
    </style:style>
    <style:style style:name="Tableau2.A" style:family="table-column">
      <style:table-column-properties style:column-width="7.096cm"/>
    </style:style>
    <style:style style:name="Tableau2.B" style:family="table-column">
      <style:table-column-properties style:column-width="11.305cm"/>
    </style:style>
    <style:style style:name="Tableau2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ffff99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5.195cm"/>
    </style:style>
    <style:style style:name="Tableau1.B" style:family="table-column">
      <style:table-column-properties style:column-width="7.655cm"/>
    </style:style>
    <style:style style:name="Tableau1.C" style:family="table-column">
      <style:table-column-properties style:column-width="3.242cm"/>
    </style:style>
    <style:style style:name="Tableau1.D" style:family="table-column">
      <style:table-column-properties style:column-width="9.597cm"/>
    </style:style>
    <style:style style:name="Tableau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2" style:family="table-cell">
      <style:table-cell-properties fo:background-color="#ffff99" fo:padding="0.097cm" fo:border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1467" officeooo:paragraph-rsid="00101467"/>
    </style:style>
    <style:style style:name="P2" style:family="paragraph" style:parent-style-name="Standard">
      <style:text-properties officeooo:paragraph-rsid="001381b7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01467" officeooo:paragraph-rsid="00101467" fo:background-color="#ffff00" style:font-weight-asian="bold" style:font-weight-complex="bold"/>
    </style:style>
    <style:style style:name="P4" style:family="paragraph" style:parent-style-name="Standard">
      <style:text-properties officeooo:paragraph-rsid="0010fcec"/>
    </style:style>
    <style:style style:name="P5" style:family="paragraph" style:parent-style-name="Standard">
      <style:text-properties officeooo:rsid="0013b36a" officeooo:paragraph-rsid="00183ca2"/>
    </style:style>
    <style:style style:name="P6" style:family="paragraph" style:parent-style-name="Standard">
      <style:text-properties style:use-window-font-color="true" loext:opacity="0%" officeooo:paragraph-rsid="0010fcec"/>
    </style:style>
    <style:style style:name="P7" style:family="paragraph" style:parent-style-name="Table_20_Contents">
      <style:paragraph-properties fo:text-align="center" style:justify-single-word="false"/>
      <style:text-properties officeooo:rsid="001a0761" officeooo:paragraph-rsid="001a0761"/>
    </style:style>
    <style:style style:name="P8" style:family="paragraph" style:parent-style-name="Table_20_Contents">
      <style:paragraph-properties fo:text-align="center" style:justify-single-word="false"/>
      <style:text-properties officeooo:rsid="001b20bf" officeooo:paragraph-rsid="001b20bf"/>
    </style:style>
    <style:style style:name="P9" style:family="paragraph" style:parent-style-name="Table_20_Contents">
      <style:text-properties officeooo:rsid="00221cfe" officeooo:paragraph-rsid="00221cfe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21cfe" officeooo:paragraph-rsid="00221cfe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Standard" style:list-style-name="L1">
      <style:text-properties officeooo:paragraph-rsid="00101467"/>
    </style:style>
    <style:style style:name="P14" style:family="paragraph" style:parent-style-name="Standard" style:list-style-name="L1">
      <style:text-properties officeooo:paragraph-rsid="00202d77"/>
    </style:style>
    <style:style style:name="P15" style:family="paragraph" style:parent-style-name="Standard" style:list-style-name="L2">
      <style:text-properties officeooo:paragraph-rsid="0010fcec"/>
    </style:style>
    <style:style style:name="P16" style:family="paragraph" style:parent-style-name="Standard" style:list-style-name="L2">
      <style:text-properties officeooo:paragraph-rsid="0013b36a"/>
    </style:style>
    <style:style style:name="P17" style:family="paragraph" style:parent-style-name="Standard" style:list-style-name="L2">
      <style:text-properties officeooo:rsid="0011d9ca" officeooo:paragraph-rsid="001381b7"/>
    </style:style>
    <style:style style:name="P18" style:family="paragraph" style:parent-style-name="Standard" style:list-style-name="L2">
      <style:text-properties officeooo:rsid="00183ca2" officeooo:paragraph-rsid="00183ca2"/>
    </style:style>
    <style:style style:name="P19" style:family="paragraph" style:parent-style-name="Standard" style:master-page-name="Landscape">
      <style:paragraph-properties style:page-number="auto"/>
      <style:text-properties officeooo:rsid="0013b36a" officeooo:paragraph-rsid="0013b36a"/>
    </style:style>
    <style:style style:name="T1" style:family="text">
      <style:text-properties officeooo:rsid="001b20bf"/>
    </style:style>
    <style:style style:name="T2" style:family="text">
      <style:text-properties officeooo:rsid="0010fcec"/>
    </style:style>
    <style:style style:name="T3" style:family="text">
      <style:text-properties officeooo:rsid="0013b36a"/>
    </style:style>
    <style:style style:name="T4" style:family="text">
      <style:text-properties fo:font-weight="bold" officeooo:rsid="0013b36a" style:font-weight-asian="bold" style:font-weight-complex="bold"/>
    </style:style>
    <style:style style:name="T5" style:family="text">
      <style:text-properties fo:font-weight="bold" officeooo:rsid="0010fcec" style:font-weight-asian="bold" style:font-weight-complex="bold"/>
    </style:style>
    <style:style style:name="T6" style:family="text">
      <style:text-properties fo:font-weight="bold" officeooo:rsid="00220d07" style:font-weight-asian="bold" style:font-weight-complex="bold"/>
    </style:style>
    <style:style style:name="T7" style:family="text">
      <style:text-properties officeooo:rsid="00202d77"/>
    </style:style>
    <style:style style:name="T8" style:family="text">
      <style:text-properties officeooo:rsid="00221cfe"/>
    </style:style>
    <style:style style:name="T9" style:family="text">
      <style:text-properties officeooo:rsid="00241637"/>
    </style:style>
    <style:style style:name="T10" style:family="text">
      <style:text-properties fo:font-style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678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munication par <text:span text:style-name="T9">Web</text:span>socket avec QT5</text:p>
      <text:p text:style-name="P1"/>
      <text:p text:style-name="P1">Nous nous <text:span text:style-name="T1">intéresserons</text:span> <text:span text:style-name="T7">aux deux </text:span>classes<text:span text:style-name="T7"> permettant la gestion de cette technologie</text:span>:</text:p>
      <text:list xml:id="list1103587194" text:style-name="L1">
        <text:list-item>
          <text:p text:style-name="P13"><text:a xlink:type="simple" xlink:href="http://doc.qt.io/qt-5/qwebsocket.html" text:style-name="Internet_20_link" text:visited-style-name="Visited_20_Internet_20_Link"><text:span text:style-name="T7">QWebSocket</text:span></text:a></text:p>
        </text:list-item>
        <text:list-item>
          <text:p text:style-name="P14"><text:a xlink:type="simple" xlink:href="http://doc.qt.io/qt-5/qwebsocketserver.html" text:style-name="Internet_20_link" text:visited-style-name="Visited_20_Internet_20_Link"><text:span text:style-name="T7">QWebSocketServer</text:span></text:a></text:p>
        </text:list-item>
      </text:list>
      <text:p text:style-name="P1"/>
      <text:list xml:id="list3238509788" text:style-name="L2">
        <text:list-item>
          <text:p text:style-name="P15"><text:span text:style-name="T2">Quelle modification devez-vous faire au niveau du fichier </text:span><text:span text:style-name="T5">.pro</text:span><text:span text:style-name="T2"> d'un projet QT pour pouvoir utiliser ses classes?</text:span></text:p>
        </text:list-item>
      </text:list>
      <text:p text:style-name="P4"/>
      <text:p text:style-name="P6">QT += websockets</text:p>
      <text:p text:style-name="P4"/>
      <text:p text:style-name="P4"/>
      <text:p text:style-name="P4"/>
      <text:list xml:id="list115052249053062" text:continue-numbering="true" text:style-name="L2">
        <text:list-item>
          <text:p text:style-name="P17">Donnez l'arbre d'héritage de la classe Q<text:span text:style-name="T8">Web</text:span>Socket</text:p>
        </text:list-item>
      </text:list>
      <text:p text:style-name="P2"/>
      <text:p text:style-name="P2">QObjec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15051351684900" text:continue-numbering="true" text:style-name="L2">
        <text:list-item>
          <text:p text:style-name="P16"><text:span text:style-name="T3">Listez les événements (« signals ») liés à la classe "</text:span><text:span text:style-name="T4">Q</text:span><text:span text:style-name="T6">Web</text:span><text:span text:style-name="T4">Socket</text:span><text:span text:style-name="T3">", en indiquant quand ces derniers sont déclenchés.</text:span></text:p>
        </text:list-item>
      </text:list>
      <table:table table:name="Tableau2" table:style-name="Tableau2">
        <table:table-column table:style-name="Tableau2.A"/>
        <table:table-column table:style-name="Tableau2.B"/>
        <table:table-row table:style-name="TableLine94596225805856">
          <table:table-cell table:style-name="Tableau2.A1" office:value-type="string">
            <text:p text:style-name="P8">Nom du signal</text:p>
          </table:table-cell>
          <table:table-cell table:style-name="Tableau2.B1" office:value-type="string">
            <text:p text:style-name="P8">Condition de déclenchement</text:p>
          </table:table-cell>
        </table:table-row>
        <table:table-row table:style-name="TableLine94596206934640">
          <table:table-cell table:style-name="Tableau2.A13" office:value-type="string">
            <text:p text:style-name="P12"><text:span text:style-name="T11">aboutToClose</text:span>()</text:p>
          </table:table-cell>
          <table:table-cell table:style-name="Tableau2.B2" office:value-type="string">
            <text:p text:style-name="P12"/>
          </table:table-cell>
        </table:table-row>
        <table:table-row table:style-name="TableLine94596213521568">
          <table:table-cell table:style-name="Tableau2.A13" office:value-type="string">
            <text:p text:style-name="P12">binaryFrameReceived<text:span text:style-name="T12">()</text:span></text:p>
          </table:table-cell>
          <table:table-cell table:style-name="Tableau2.B3" office:value-type="string">
            <text:p text:style-name="P12">(const QByteArray &amp;<text:span text:style-name="T10">frame</text:span>, bool <text:span text:style-name="T10">isLastFrame</text:span>)</text:p>
          </table:table-cell>
        </table:table-row>
        <table:table-row table:style-name="TableLine94596223743984">
          <table:table-cell table:style-name="Tableau2.A13" office:value-type="string">
            <text:p text:style-name="P12">binaryMessageReceived<text:span text:style-name="T12">()</text:span></text:p>
          </table:table-cell>
          <table:table-cell table:style-name="Tableau2.B4" office:value-type="string">
            <text:p text:style-name="P12">(const QByteArray &amp;<text:span text:style-name="T10">message</text:span>)</text:p>
          </table:table-cell>
        </table:table-row>
        <table:table-row table:style-name="TableLine94596214384944">
          <table:table-cell table:style-name="Tableau2.A13" office:value-type="string">
            <text:p text:style-name="P12">bytesWritten(<text:span text:style-name="T12">)</text:span></text:p>
          </table:table-cell>
          <table:table-cell table:style-name="Tableau2.B5" office:value-type="string">
            <text:p text:style-name="P12">(qint64 <text:span text:style-name="T10">bytes</text:span>)</text:p>
          </table:table-cell>
        </table:table-row>
        <table:table-row table:style-name="TableLine94596119878736">
          <table:table-cell table:style-name="Tableau2.A13" office:value-type="string">
            <text:p text:style-name="P12">connected()</text:p>
          </table:table-cell>
          <table:table-cell table:style-name="Tableau2.B6" office:value-type="string">
            <text:p text:style-name="P12"/>
          </table:table-cell>
        </table:table-row>
        <table:table-row table:style-name="TableLine94596191535008">
          <table:table-cell table:style-name="Tableau2.A13" office:value-type="string">
            <text:p text:style-name="P12"><text:span text:style-name="T12">dis</text:span>connected()</text:p>
          </table:table-cell>
          <table:table-cell table:style-name="Tableau2.B7" office:value-type="string">
            <text:p text:style-name="P12"/>
          </table:table-cell>
        </table:table-row>
        <table:table-row table:style-name="TableLine94596224335360">
          <table:table-cell table:style-name="Tableau2.A13" office:value-type="string">
            <text:p text:style-name="P11">error(<text:span text:style-name="T12">)</text:span></text:p>
          </table:table-cell>
          <table:table-cell table:style-name="Tableau2.B8" office:value-type="string">
            <text:p text:style-name="P12">(QAbstractSocket::SocketError <text:span text:style-name="T10">error</text:span>)</text:p>
          </table:table-cell>
        </table:table-row>
        <table:table-row table:style-name="TableLine94596122184352">
          <table:table-cell table:style-name="Tableau2.A13" office:value-type="string">
            <text:p text:style-name="P12">pong(<text:span text:style-name="T12">)</text:span></text:p>
          </table:table-cell>
          <table:table-cell table:style-name="Tableau2.B9" office:value-type="string">
            <text:p text:style-name="P12">(quint64 <text:span text:style-name="T10">elapsedTime</text:span>, const QByteArray &amp;<text:span text:style-name="T10">payload</text:span>)</text:p>
          </table:table-cell>
        </table:table-row>
        <table:table-row table:style-name="TableLine94596178131104">
          <table:table-cell table:style-name="Tableau2.A13" office:value-type="string">
            <text:p text:style-name="P12">preSharedKeyAuthenticationRequired(<text:span text:style-name="T12">)</text:span></text:p>
          </table:table-cell>
          <table:table-cell table:style-name="Tableau2.B10" office:value-type="string">
            <text:p text:style-name="P12">(QSslPreSharedKeyAuthenticator *<text:span text:style-name="T10">authenticator</text:span>)</text:p>
          </table:table-cell>
        </table:table-row>
        <table:table-row table:style-name="TableLine94596239178416">
          <table:table-cell table:style-name="Tableau2.A13" office:value-type="string">
            <text:p text:style-name="P12">proxyAuthenticationRequired(<text:span text:style-name="T12">)</text:span></text:p>
          </table:table-cell>
          <table:table-cell table:style-name="Tableau2.B11" office:value-type="string">
            <text:p text:style-name="P12">(const QNetworkProxy &amp;<text:span text:style-name="T10">proxy</text:span>, QAuthenticator *<text:span text:style-name="T10">authenticator</text:span>)</text:p>
          </table:table-cell>
        </table:table-row>
        <table:table-row table:style-name="TableLine94596209911168">
          <table:table-cell table:style-name="Tableau2.A13" office:value-type="string">
            <text:p text:style-name="P12">readChannelFinished()</text:p>
          </table:table-cell>
          <table:table-cell table:style-name="Tableau2.B12" office:value-type="string">
            <text:p text:style-name="P12"/>
          </table:table-cell>
        </table:table-row>
        <table:table-row table:style-name="TableLine94596179184928">
          <table:table-cell table:style-name="Tableau2.A13" office:value-type="string">
            <text:p text:style-name="P12">sslErrors(<text:span text:style-name="T12">)</text:span></text:p>
          </table:table-cell>
          <table:table-cell table:style-name="Tableau2.B13" office:value-type="string">
            <text:p text:style-name="P12">(const QList&lt;QSslError&gt; &amp;<text:span text:style-name="T10">errors</text:span>)</text:p>
          </table:table-cell>
        </table:table-row>
        <table:table-row table:style-name="TableLine94596243356016">
          <table:table-cell table:style-name="Tableau2.A15" office:value-type="string">
            <text:p text:style-name="P12">stateChanged(<text:span text:style-name="T12">)</text:span></text:p>
          </table:table-cell>
          <table:table-cell table:style-name="Tableau2.B15" office:value-type="string">
            <text:p text:style-name="P12">(QAbstractSocket::SocketState <text:span text:style-name="T10">state</text:span>)</text:p>
          </table:table-cell>
        </table:table-row>
        <table:table-row table:style-name="TableLine94596239802000">
          <table:table-cell table:style-name="Tableau2.A15" office:value-type="string">
            <text:p text:style-name="P12">textFrameReceived(<text:span text:style-name="T12">)</text:span></text:p>
          </table:table-cell>
          <table:table-cell table:style-name="Tableau2.B15" office:value-type="string">
            <text:p text:style-name="P12">(const QString &amp;<text:span text:style-name="T10">frame</text:span>, bool <text:span text:style-name="T10">isLastFrame</text:span>)</text:p>
          </table:table-cell>
        </table:table-row>
        <table:table-row table:style-name="TableLine94596205505296">
          <table:table-cell table:style-name="Tableau2.A16" office:value-type="string">
            <text:p text:style-name="P12">textMessageReceived(<text:span text:style-name="T12">)</text:span></text:p>
          </table:table-cell>
          <table:table-cell table:style-name="Tableau2.B16" office:value-type="string">
            <text:p text:style-name="P12">(const QString &amp;<text:span text:style-name="T10">message</text:span>)</text:p>
          </table:table-cell>
        </table:table-row>
      </table:table>
      <text:list xml:id="list115052762386195" text:continue-numbering="true" text:style-name="L2">
        <text:list-header>
          <text:p text:style-name="P16"/>
        </text:list-header>
      </text:list>
      <text:p text:style-name="P19"/>
      <text:list xml:id="list115051191430431" text:continue-numbering="true" text:style-name="L2">
        <text:list-item>
          <text:p text:style-name="P18">Complétez le tableau suivant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596241152000">
          <table:table-cell table:style-name="Tableau1.A1" office:value-type="string">
            <text:p text:style-name="P7">Nom de la méthode</text:p>
          </table:table-cell>
          <table:table-cell table:style-name="Tableau1.A1" office:value-type="string">
            <text:p text:style-name="P7">Prototype(s) de la(es) méthode(s)</text:p>
          </table:table-cell>
          <table:table-cell table:style-name="Tableau1.A1" office:value-type="string">
            <text:p text:style-name="P7">Valeur retournée en cas d'échec</text:p>
          </table:table-cell>
          <table:table-cell table:style-name="Tableau1.D1" office:value-type="string">
            <text:p text:style-name="P7">Description</text:p>
          </table:table-cell>
        </table:table-row>
        <table:table-row table:style-name="TableLine94596226106880">
          <table:table-cell table:style-name="Tableau1.A2" table:number-columns-spanned="4" office:value-type="string">
            <text:p text:style-name="P10">QWebSocket</text:p>
          </table:table-cell>
          <table:covered-table-cell/>
          <table:covered-table-cell/>
          <table:covered-table-cell/>
        </table:table-row>
        <table:table-row table:style-name="TableLine94596238293168">
          <table:table-cell table:style-name="Tableau1.A10" office:value-type="string">
            <text:p text:style-name="P9">sendBinaryMessage</text:p>
          </table:table-cell>
          <table:table-cell table:style-name="Tableau1.B3" office:value-type="string">
            <text:p text:style-name="Table_20_Contents">qint64</text:p>
          </table:table-cell>
          <table:table-cell table:style-name="Tableau1.C3" office:value-type="string">
            <text:p text:style-name="Table_20_Contents"/>
          </table:table-cell>
          <table:table-cell table:style-name="Tableau1.D3" office:value-type="string">
            <text:p text:style-name="Table_20_Contents"/>
          </table:table-cell>
        </table:table-row>
        <table:table-row table:style-name="TableLine94596214551456">
          <table:table-cell table:style-name="Tableau1.A10" office:value-type="string">
            <text:p text:style-name="P9">sendTextMessage</text:p>
          </table:table-cell>
          <table:table-cell table:style-name="Tableau1.B4" office:value-type="string">
            <text:p text:style-name="Table_20_Contents">qint64</text:p>
          </table:table-cell>
          <table:table-cell table:style-name="Tableau1.C4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</table:table-row>
        <table:table-row table:style-name="TableLine94596190636032">
          <table:table-cell table:style-name="Tableau1.A10" office:value-type="string">
            <text:p text:style-name="P9">peerAddress</text:p>
          </table:table-cell>
          <table:table-cell table:style-name="Tableau1.B5" office:value-type="string">
            <text:p text:style-name="Table_20_Contents">QHostAddress </text:p>
          </table:table-cell>
          <table:table-cell table:style-name="Tableau1.C5" office:value-type="string">
            <text:p text:style-name="Table_20_Contents"/>
          </table:table-cell>
          <table:table-cell table:style-name="Tableau1.D5" office:value-type="string">
            <text:p text:style-name="Table_20_Contents"/>
          </table:table-cell>
        </table:table-row>
        <table:table-row table:style-name="TableLine94596239513888">
          <table:table-cell table:style-name="Tableau1.A10" office:value-type="string">
            <text:p text:style-name="P9">peerName</text:p>
          </table:table-cell>
          <table:table-cell table:style-name="Tableau1.B6" office:value-type="string">
            <text:p text:style-name="Table_20_Contents">QString</text:p>
          </table:table-cell>
          <table:table-cell table:style-name="Tableau1.C8" office:value-type="string">
            <text:p text:style-name="Table_20_Contents"/>
          </table:table-cell>
          <table:table-cell table:style-name="Tableau1.D6" office:value-type="string">
            <text:p text:style-name="Table_20_Contents"/>
          </table:table-cell>
        </table:table-row>
        <table:table-row table:style-name="TableLine94596242776960">
          <table:table-cell table:style-name="Tableau1.A10" office:value-type="string">
            <text:p text:style-name="P9">peerPort</text:p>
          </table:table-cell>
          <table:table-cell table:style-name="Tableau1.B7" office:value-type="string">
            <text:p text:style-name="Table_20_Contents">quint16 </text:p>
          </table:table-cell>
          <table:table-cell table:style-name="Tableau1.C8" office:value-type="string">
            <text:p text:style-name="Table_20_Contents"/>
          </table:table-cell>
          <table:table-cell table:style-name="Tableau1.D7" office:value-type="string">
            <text:p text:style-name="Table_20_Contents"/>
          </table:table-cell>
        </table:table-row>
        <table:table-row table:style-name="TableLine94596242645536">
          <table:table-cell table:style-name="Tableau1.A10" office:value-type="string">
            <text:p text:style-name="P9">errorString</text:p>
          </table:table-cell>
          <table:table-cell table:style-name="Tableau1.B8" office:value-type="string">
            <text:p text:style-name="Table_20_Contents">QString </text:p>
          </table:table-cell>
          <table:table-cell table:style-name="Tableau1.C8" office:value-type="string">
            <text:p text:style-name="Table_20_Contents"/>
          </table:table-cell>
          <table:table-cell table:style-name="Tableau1.D8" office:value-type="string">
            <text:p text:style-name="Table_20_Contents"/>
          </table:table-cell>
        </table:table-row>
        <table:table-row table:style-name="TableLine94596242803312">
          <table:table-cell table:style-name="Tableau1.A10" office:value-type="string">
            <text:p text:style-name="P9">localAddress</text:p>
          </table:table-cell>
          <table:table-cell table:style-name="Tableau1.B9" office:value-type="string">
            <text:p text:style-name="Table_20_Contents">QHostAddress</text:p>
          </table:table-cell>
          <table:table-cell table:style-name="Tableau1.C10" office:value-type="string">
            <text:p text:style-name="Table_20_Contents"/>
          </table:table-cell>
          <table:table-cell table:style-name="Tableau1.D9" office:value-type="string">
            <text:p text:style-name="Table_20_Contents"/>
          </table:table-cell>
        </table:table-row>
        <table:table-row table:style-name="TableLine94596239032416">
          <table:table-cell table:style-name="Tableau1.A10" office:value-type="string">
            <text:p text:style-name="P9">localPort</text:p>
          </table:table-cell>
          <table:table-cell table:style-name="Tableau1.B10" office:value-type="string">
            <text:p text:style-name="Table_20_Contents">quint16</text:p>
          </table:table-cell>
          <table:table-cell table:style-name="Tableau1.C10" office:value-type="string">
            <text:p text:style-name="Table_20_Contents"/>
          </table:table-cell>
          <table:table-cell table:style-name="Tableau1.D10" office:value-type="string">
            <text:p text:style-name="Table_20_Contents"/>
          </table:table-cell>
        </table:table-row>
        <table:table-row table:style-name="TableLine94596237625264">
          <table:table-cell table:style-name="Tableau1.A11" table:number-columns-spanned="4" office:value-type="string">
            <text:p text:style-name="P10">QWebSocketServer</text:p>
          </table:table-cell>
          <table:covered-table-cell/>
          <table:covered-table-cell/>
          <table:covered-table-cell/>
        </table:table-row>
        <table:table-row table:style-name="TableLine94596237931824">
          <table:table-cell table:style-name="Tableau1.A13" office:value-type="string">
            <text:p text:style-name="P9">listen</text:p>
          </table:table-cell>
          <table:table-cell table:style-name="Tableau1.B13" office:value-type="string">
            <text:p text:style-name="Table_20_Contents">bool</text:p>
          </table:table-cell>
          <table:table-cell table:style-name="Tableau1.C13" office:value-type="string">
            <text:p text:style-name="Table_20_Contents">false</text:p>
          </table:table-cell>
          <table:table-cell table:style-name="Tableau1.D13" office:value-type="string">
            <text:p text:style-name="Table_20_Contents"/>
          </table:table-cell>
        </table:table-row>
        <table:table-row table:style-name="TableLine94596219250000">
          <table:table-cell table:style-name="Tableau1.A13" office:value-type="string">
            <text:p text:style-name="P9">nextPendingConnection</text:p>
          </table:table-cell>
          <table:table-cell table:style-name="Tableau1.B13" office:value-type="string">
            <text:p text:style-name="Table_20_Contents">QWebSocket *</text:p>
          </table:table-cell>
          <table:table-cell table:style-name="Tableau1.C13" office:value-type="string">
            <text:p text:style-name="Table_20_Contents"/>
          </table:table-cell>
          <table:table-cell table:style-name="Tableau1.D13" office:value-type="string">
            <text:p text:style-name="Table_20_Contents"/>
          </table:table-cell>
        </table:table-row>
        <table:table-row table:style-name="TableLine94596223356288">
          <table:table-cell table:style-name="Tableau1.A14" office:value-type="string">
            <text:p text:style-name="P9">hasPendingConnection</text:p>
          </table:table-cell>
          <table:table-cell table:style-name="Tableau1.B14" office:value-type="string">
            <text:p text:style-name="Table_20_Contents">bool</text:p>
          </table:table-cell>
          <table:table-cell table:style-name="Tableau1.C14" office:value-type="string">
            <text:p text:style-name="Table_20_Contents"/>
          </table:table-cell>
          <table:table-cell table:style-name="Tableau1.D14" office:value-type="string">
            <text:p text:style-name="Table_20_Contents"/>
          </table:table-cell>
        </table:table-row>
        <table:table-row table:style-name="TableLine94596243474464">
          <table:table-cell table:style-name="Tableau1.A17" office:value-type="string">
            <text:p text:style-name="P9">errorString</text:p>
          </table:table-cell>
          <table:table-cell table:style-name="Tableau1.B17" office:value-type="string">
            <text:p text:style-name="Table_20_Contents">QString</text:p>
          </table:table-cell>
          <table:table-cell table:style-name="Tableau1.C17" office:value-type="string">
            <text:p text:style-name="Table_20_Contents"/>
          </table:table-cell>
          <table:table-cell table:style-name="Tableau1.D17" office:value-type="string">
            <text:p text:style-name="Table_20_Contents"/>
          </table:table-cell>
        </table:table-row>
        <table:table-row table:style-name="TableLine94596242328192">
          <table:table-cell table:style-name="Tableau1.A17" office:value-type="string">
            <text:p text:style-name="P9">serverAddress</text:p>
          </table:table-cell>
          <table:table-cell table:style-name="Tableau1.B17" office:value-type="string">
            <text:p text:style-name="Table_20_Contents">QHostAddress </text:p>
          </table:table-cell>
          <table:table-cell table:style-name="Tableau1.C17" office:value-type="string">
            <text:p text:style-name="Table_20_Contents"/>
          </table:table-cell>
          <table:table-cell table:style-name="Tableau1.D17" office:value-type="string">
            <text:p text:style-name="Table_20_Contents"/>
          </table:table-cell>
        </table:table-row>
        <table:table-row table:style-name="TableLine94596220343760">
          <table:table-cell table:style-name="Tableau1.A17" office:value-type="string">
            <text:p text:style-name="P9">serverName</text:p>
          </table:table-cell>
          <table:table-cell table:style-name="Tableau1.B17" office:value-type="string">
            <text:p text:style-name="Table_20_Contents">QString </text:p>
          </table:table-cell>
          <table:table-cell table:style-name="Tableau1.C17" office:value-type="string">
            <text:p text:style-name="Table_20_Contents"/>
          </table:table-cell>
          <table:table-cell table:style-name="Tableau1.D17" office:value-type="string">
            <text:p text:style-name="Table_20_Contents"/>
          </table:table-cell>
        </table:table-row>
        <table:table-row table:style-name="TableLine94596216040736">
          <table:table-cell table:style-name="Tableau1.A19" office:value-type="string">
            <text:p text:style-name="P9">serverPort</text:p>
          </table:table-cell>
          <table:table-cell table:style-name="Tableau1.B19" office:value-type="string">
            <text:p text:style-name="Table_20_Contents">quint16 </text:p>
          </table:table-cell>
          <table:table-cell table:style-name="Tableau1.C19" office:value-type="string">
            <text:p text:style-name="Table_20_Contents"/>
          </table:table-cell>
          <table:table-cell table:style-name="Tableau1.D19" office:value-type="string">
            <text:p text:style-name="Table_20_Contents"/>
          </table:table-cell>
        </table:table-row>
        <table:table-row table:style-name="TableLine94596237629520">
          <table:table-cell table:style-name="Tableau1.A19" office:value-type="string">
            <text:p text:style-name="P9">setServerName</text:p>
          </table:table-cell>
          <table:table-cell table:style-name="Tableau1.B19" office:value-type="string">
            <text:p text:style-name="Table_20_Contents">void</text:p>
          </table:table-cell>
          <table:table-cell table:style-name="Tableau1.C19" office:value-type="string">
            <text:p text:style-name="Table_20_Contents"/>
          </table:table-cell>
          <table:table-cell table:style-name="Tableau1.D19" office:value-type="string">
            <text:p text:style-name="Table_20_Contents"/>
          </table:table-cell>
        </table:table-row>
        <table:table-row table:style-name="TableLine94596193501184">
          <table:table-cell table:style-name="Tableau1.A20" office:value-type="string">
            <text:p text:style-name="P9">setMaxPendingConnections</text:p>
          </table:table-cell>
          <table:table-cell table:style-name="Tableau1.B20" office:value-type="string">
            <text:p text:style-name="Table_20_Contents">void</text:p>
          </table:table-cell>
          <table:table-cell table:style-name="Tableau1.C20" office:value-type="string">
            <text:p text:style-name="Table_20_Contents"/>
          </table:table-cell>
          <table:table-cell table:style-name="Tableau1.D20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10-09T16:56:00.781640241</meta:creation-date>
    <dc:date>2021-11-24T11:50:50.251083678</dc:date>
    <meta:editing-duration>PT1H30M21S</meta:editing-duration>
    <meta:editing-cycles>18</meta:editing-cycles>
    <meta:generator>LibreOffice/7.0.6.2$Linux_X86_64 LibreOffice_project/00$Build-2</meta:generator>
    <meta:document-statistic meta:table-count="2" meta:image-count="0" meta:object-count="0" meta:page-count="2" meta:paragraph-count="79" meta:word-count="185" meta:character-count="1662" meta:non-whitespace-character-count="1556"/>
  </office:meta>
</office:document-meta>
</file>